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1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1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3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3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5">
      <text:list-level-style-bullet text:level="1" text:style-name="WW_CharLFO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5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5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5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fo:language="en" fo:country="US" style:language-asian="fr" style:country-asian="FR"/>
    </style:style>
    <style:style style:name="T2" style:parent-style-name="DefaultParagraphFont" style:family="text">
      <style:text-properties style:font-name-complex="Courier New" fo:font-weight="bold" style:font-weight-asian="bold"/>
    </style:style>
    <style:style style:name="P3"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4"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5"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6"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7"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8" style:parent-style-name="Normal" style:family="paragraph">
      <style:paragraph-properties fo:margin-bottom="0in" fo:line-height="100%" fo:margin-left="1.2395in" fo:text-indent="0.2354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9"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0"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11"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2"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13"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4"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15"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16" style:parent-style-name="Normal" style:family="paragraph">
      <style:paragraph-properties fo:margin-bottom="0in" fo:line-height="100%"/>
    </style:style>
    <style:style style:name="T1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18"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20"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21"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22" style:parent-style-name="Normal" style:family="paragraph">
      <style:paragraph-properties fo:margin-bottom="0in" fo:line-height="100%"/>
    </style:style>
    <style:style style:name="T23"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24"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25"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26"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27"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28"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29"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30"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31" style:parent-style-name="Normal" style:family="paragraph">
      <style:paragraph-properties fo:margin-bottom="0in" fo:line-height="100%"/>
      <style:text-properties style:font-name="Courier New" style:font-name-asian="Times New Roman" style:font-name-complex="Courier New" fo:font-size="10pt" style:font-size-asian="10pt" style:font-size-complex="10pt" fo:language="en" fo:country="US" style:language-asian="fr" style:country-asian="FR"/>
    </style:style>
    <style:style style:name="P32" style:parent-style-name="Normal" style:family="paragraph">
      <style:text-properties fo:language="en" fo:country="US"/>
    </style:style>
    <style:style style:name="T33" style:parent-style-name="DefaultParagraphFont" style:family="text">
      <style:text-properties style:font-name-complex="Courier New" fo:font-weight="bold" style:font-weight-asian="bold"/>
    </style:style>
    <style:style style:name="T34" style:parent-style-name="DefaultParagraphFont" style:family="text">
      <style:text-properties style:font-name="Courier New" style:font-name-complex="Courier New" fo:font-size="10pt" style:font-size-asian="10pt" style:font-size-complex="10pt"/>
    </style:style>
    <style:style style:name="P35"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36"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37"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38" style:parent-style-name="ListParagraph" style:family="paragraph">
      <style:paragraph-properties fo:margin-bottom="0in" fo:line-height="100%"/>
    </style:style>
    <style:style style:name="T39"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40"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41"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42"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43"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44" style:parent-style-name="ListParagraph" style:family="paragraph">
      <style:paragraph-properties fo:margin-bottom="0in" fo:line-height="100%"/>
    </style:style>
    <style:style style:name="T45"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46"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47"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48"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4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50"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51"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52"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53"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54"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55"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56" style:parent-style-name="ListParagraph" style:family="paragraph">
      <style:paragraph-properties fo:margin-bottom="0in" fo:line-height="100%"/>
    </style:style>
    <style:style style:name="T5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58"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59"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60" style:parent-style-name="Normal"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P61" style:parent-style-name="Normal"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T62" style:parent-style-name="DefaultParagraphFont" style:family="text">
      <style:text-properties fo:font-weight="bold" style:font-weight-asian="bold"/>
    </style:style>
    <style:style style:name="P63" style:parent-style-name="Normal"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P64"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65" style:parent-style-name="ListParagraph" style:family="paragraph">
      <style:paragraph-properties fo:margin-bottom="0in" fo:line-height="100%"/>
    </style:style>
    <style:style style:name="T66"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67"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68"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69"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70" style:parent-style-name="ListParagraph" style:family="paragraph">
      <style:paragraph-properties fo:margin-bottom="0in" fo:line-height="100%"/>
    </style:style>
    <style:style style:name="T71"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72"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73"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74" style:parent-style-name="Normal"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P75" style:parent-style-name="Normal"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T76" style:parent-style-name="DefaultParagraphFont" style:family="text">
      <style:text-properties fo:font-weight="bold" style:font-weight-asian="bold"/>
    </style:style>
    <style:style style:name="T77" style:parent-style-name="DefaultParagraphFont" style:family="text">
      <style:text-properties fo:font-weight="bold" style:font-weight-asian="bold"/>
    </style:style>
    <style:style style:name="P78" style:parent-style-name="Normal"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P79"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80" style:parent-style-name="ListParagraph" style:family="paragraph">
      <style:paragraph-properties fo:margin-bottom="0in" fo:line-height="100%"/>
    </style:style>
    <style:style style:name="T81"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82"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83"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84"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85"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86"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87"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88" style:parent-style-name="ListParagraph" style:family="paragraph">
      <style:paragraph-properties fo:margin-bottom="0in" fo:line-height="100%"/>
    </style:style>
    <style:style style:name="T89"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90"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91"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92" style:parent-style-name="Normal" style:family="paragraph">
      <style:text-properties fo:language="en" fo:country="US"/>
    </style:style>
    <style:style style:name="P93" style:parent-style-name="Function" style:family="paragraph">
      <style:text-properties fo:font-weight="bold" style:font-weight-asian="bold"/>
    </style:style>
    <style:style style:name="T94" style:parent-style-name="DefaultParagraphFont" style:family="text">
      <style:text-properties fo:font-weight="bold" style:font-weight-asian="bold"/>
    </style:style>
    <style:style style:name="T95" style:parent-style-name="DefaultParagraphFont" style:family="text">
      <style:text-properties fo:font-weight="bold" style:font-weight-asian="bold"/>
    </style:style>
    <style:style style:name="T96" style:parent-style-name="DefaultParagraphFont" style:family="text">
      <style:text-properties fo:font-weight="bold" style:font-weight-asian="bold"/>
    </style:style>
    <style:style style:name="P97" style:parent-style-name="Normal" style:family="paragraph">
      <style:paragraph-properties fo:margin-top="0.0694in" fo:margin-bottom="0.0694in" fo:line-height="100%" fo:margin-left="0.5in">
        <style:tab-stops/>
      </style:paragraph-properties>
    </style:style>
    <style:style style:name="T98"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99"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T100"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01"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102"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103" style:parent-style-name="ListParagraph" style:family="paragraph">
      <style:paragraph-properties fo:margin-bottom="0in" fo:line-height="100%"/>
    </style:style>
    <style:style style:name="T104"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T105"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06"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107"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108" style:parent-style-name="Normal" style:family="paragraph">
      <style:paragraph-properties fo:margin-bottom="0in" fo:line-height="100%"/>
      <style:text-properties style:font-name="Times New Roman" style:font-name-asian="Times New Roman" fo:font-size="12pt" style:font-size-asian="12pt" style:font-size-complex="12pt" fo:language="en" fo:country="US" style:language-asian="fr" style:country-asian="FR"/>
    </style:style>
    <style:style style:name="T109" style:parent-style-name="DefaultParagraphFont" style:family="text">
      <style:text-properties fo:font-weight="bold" style:font-weight-asian="bold"/>
    </style:style>
    <style:style style:name="P110"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111"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112" style:parent-style-name="ListParagraph" style:family="paragraph">
      <style:paragraph-properties fo:margin-bottom="0in" fo:line-height="100%"/>
    </style:style>
    <style:style style:name="T113"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114"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15"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116"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17"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118" style:parent-style-name="Normal" style:family="paragraph">
      <style:text-properties fo:language="en" fo:country="US" style:language-asian="fr" style:country-asian="FR"/>
    </style:style>
    <style:style style:name="T119" style:parent-style-name="DefaultParagraphFont" style:family="text">
      <style:text-properties style:font-name-complex="Courier New" fo:font-weight="bold" style:font-weight-asian="bold" fo:language="fr" fo:country="FR"/>
    </style:style>
    <style:style style:name="T120" style:parent-style-name="DefaultParagraphFont" style:family="text">
      <style:text-properties style:font-name-complex="Courier New" fo:language="fr" fo:country="FR"/>
    </style:style>
    <style:style style:name="T121" style:parent-style-name="DefaultParagraphFont" style:family="text">
      <style:text-properties fo:font-weight="bold" style:font-weight-asian="bold"/>
    </style:style>
    <style:style style:name="P122"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123"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124" style:parent-style-name="ListParagraph" style:family="paragraph">
      <style:paragraph-properties fo:margin-bottom="0in" fo:line-height="100%"/>
    </style:style>
    <style:style style:name="T125"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126"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27" style:parent-style-name="DefaultParagraphFont" style:family="text">
      <style:text-properties style:font-name="Times New Roman" style:font-name-asian="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fr" style:country-asian="FR"/>
    </style:style>
    <style:style style:name="T128"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29"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P130"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131" style:parent-style-name="ListParagraph" style:family="paragraph">
      <style:paragraph-properties fo:margin-bottom="0in" fo:line-height="100%"/>
    </style:style>
    <style:style style:name="T132"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33"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134"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35"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36"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137" style:parent-style-name="ListParagraph" style:family="paragraph">
      <style:paragraph-properties fo:margin-bottom="0in" fo:line-height="100%" fo:margin-left="0.74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138" style:parent-style-name="Normal" style:family="paragraph">
      <style:text-properties fo:language="en" fo:country="US"/>
    </style:style>
    <style:style style:name="T139" style:parent-style-name="DefaultParagraphFont" style:family="text">
      <style:text-properties fo:font-weight="bold" style:font-weight-asian="bold"/>
    </style:style>
    <style:style style:name="T140" style:parent-style-name="DefaultParagraphFont" style:family="text">
      <style:text-properties fo:font-weight="bold" style:font-weight-asian="bold"/>
    </style:style>
    <style:style style:name="P141" style:parent-style-name="Normal" style:family="paragraph">
      <style:paragraph-properties fo:margin-top="0.0694in" fo:margin-bottom="0.0694in" fo:line-height="100%" fo:margin-left="0.5in">
        <style:tab-stops/>
      </style:paragraph-properties>
    </style:style>
    <style:style style:name="T142"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43"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44"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145"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46" style:parent-style-name="DefaultParagraphFont" style:family="text">
      <style:text-properties style:font-name="Times New Roman" style:font-name-asian="Times New Roman" fo:font-style="italic" style:font-style-asian="italic" style:font-style-complex="italic" fo:font-size="12pt" style:font-size-asian="12pt" style:font-size-complex="12pt" fo:language="en" fo:country="US" style:language-asian="fr" style:country-asian="FR"/>
    </style:style>
    <style:style style:name="T147"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148"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149"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50"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151"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52"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153"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54"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55"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56"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157"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58"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T15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160" style:parent-style-name="Normal" style:family="paragraph">
      <style:text-properties fo:language="en" fo:country="US" style:language-asian="fr" style:country-asian="FR"/>
    </style:style>
    <style:style style:name="T161" style:parent-style-name="DefaultParagraphFont" style:family="text">
      <style:text-properties fo:font-weight="bold" style:font-weight-asian="bold"/>
    </style:style>
    <style:style style:name="T162" style:parent-style-name="DefaultParagraphFont" style:family="text">
      <style:text-properties style:font-name="Times New Roman"/>
    </style:style>
    <style:style style:name="P163"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164" style:parent-style-name="Normal" style:family="paragraph">
      <style:text-properties fo:language="en" fo:country="US"/>
    </style:style>
    <style:style style:name="T165" style:parent-style-name="DefaultParagraphFont" style:family="text">
      <style:text-properties style:font-name-complex="Courier New" fo:font-weight="bold" style:font-weight-asian="bold"/>
    </style:style>
    <style:style style:name="T166" style:parent-style-name="DefaultParagraphFont" style:family="text">
      <style:text-properties fo:font-weight="bold" style:font-weight-asian="bold"/>
    </style:style>
    <style:style style:name="T167" style:parent-style-name="DefaultParagraphFont" style:family="text">
      <style:text-properties fo:font-weight="bold" style:font-weight-asian="bold"/>
    </style:style>
    <style:style style:name="P168"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169"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170"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171"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172"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173"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174"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175" style:parent-style-name="Normal" style:family="paragraph">
      <style:paragraph-properties fo:margin-bottom="0in" fo:line-height="100%" fo:margin-left="1.2395in" fo:text-indent="0.2354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176"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77" style:parent-style-name="Normal" style:family="paragraph">
      <style:paragraph-properties fo:margin-bottom="0in" fo:line-height="100%"/>
    </style:style>
    <style:style style:name="T178"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T17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80"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181"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T182"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183"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184" style:parent-style-name="Normal" style:family="paragraph">
      <style:text-properties fo:language="en" fo:country="US" style:language-asian="fr" style:country-asian="FR"/>
    </style:style>
    <style:style style:name="T185" style:parent-style-name="DefaultParagraphFont" style:family="text">
      <style:text-properties fo:font-weight="bold" style:font-weight-asian="bold"/>
    </style:style>
    <style:style style:name="T186" style:parent-style-name="DefaultParagraphFont" style:family="text">
      <style:text-properties fo:font-weight="bold" style:font-weight-asian="bold"/>
    </style:style>
    <style:style style:name="P187"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188" style:parent-style-name="Normal" style:family="paragraph">
      <style:paragraph-properties fo:margin-bottom="0in" fo:line-height="100%" fo:margin-left="0.7479in" fo:text-indent="-0.2479in">
        <style:tab-stops>
          <style:tab-stop style:type="left" style:position="0.002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189" style:parent-style-name="Normal" style:family="paragraph">
      <style:paragraph-properties fo:margin-bottom="0in" fo:line-height="100%" fo:margin-left="1.2395in" fo:text-indent="0.2354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190"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191" style:parent-style-name="ListParagraph" style:family="paragraph">
      <style:paragraph-properties fo:margin-bottom="0in" fo:line-height="100%"/>
    </style:style>
    <style:style style:name="T192"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193"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194"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195" style:parent-style-name="Normal" style:family="paragraph">
      <style:paragraph-properties fo:margin-bottom="0in" fo:line-height="100%" fo:margin-left="0.5in">
        <style:tab-stops/>
      </style:paragraph-properties>
      <style:text-properties style:font-name="Courier New" style:font-name-asian="Times New Roman" style:font-name-complex="Courier New" fo:font-size="10pt" style:font-size-asian="10pt" style:font-size-complex="10pt" fo:language="en" fo:country="US" style:language-asian="fr" style:country-asian="FR"/>
    </style:style>
    <style:style style:name="T196" style:parent-style-name="DefaultParagraphFont" style:family="text">
      <style:text-properties fo:font-weight="bold" style:font-weight-asian="bold"/>
    </style:style>
    <style:style style:name="P197"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198"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199"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200"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201"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T202"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203" style:parent-style-name="Normal" style:family="paragraph">
      <style:paragraph-properties fo:margin-bottom="0in" fo:line-height="100%" fo:margin-left="1.2395in" fo:text-indent="0.2354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204"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205" style:parent-style-name="DefaultParagraphFont" style:family="text">
      <style:text-properties fo:font-weight="bold" style:font-weight-asian="bold"/>
    </style:style>
    <style:style style:name="P206" style:parent-style-name="Normal" style:family="paragraph">
      <style:paragraph-properties fo:margin-top="0.0694in" fo:margin-bottom="0.0694in" fo:line-height="100%" fo:margin-left="0.5in">
        <style:tab-stops/>
      </style:paragraph-properties>
    </style:style>
    <style:style style:name="T207"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208" style:parent-style-name="DefaultParagraphFont" style:family="text">
      <style:text-properties style:font-name="Times New Roman" style:font-name-asian="Times New Roman" fo:font-weight="bold" style:font-weight-asian="bold" fo:font-size="12pt" style:font-size-asian="12pt" style:font-size-complex="12pt" fo:language="en" fo:country="US" style:language-asian="fr" style:country-asian="FR"/>
    </style:style>
    <style:style style:name="T20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210"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211" style:parent-style-name="Normal" style:family="paragraph">
      <style:paragraph-properties fo:margin-bottom="0in" fo:line-height="100%"/>
    </style:style>
    <style:style style:name="T212"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213"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214" style:parent-style-name="Normal" style:family="paragraph">
      <style:paragraph-properties fo:margin-bottom="0in" fo:line-height="100%" fo:margin-left="1.2395in" fo:text-indent="0.2354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215"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216"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217"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218" style:parent-style-name="DefaultParagraphFont" style:family="text">
      <style:text-properties style:font-name="Times New Roman" style:font-name-asian="Times New Roman" fo:font-size="12pt" style:font-size-asian="12pt" style:font-size-complex="12pt" fo:background-color="#FFFF00" fo:language="en" fo:country="US" style:language-asian="fr" style:country-asian="FR"/>
    </style:style>
    <style:style style:name="T21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220"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221" style:parent-style-name="Normal" style:family="paragraph">
      <style:paragraph-properties fo:margin-bottom="0in" fo:line-height="100%" fo:margin-left="1.2395in" fo:text-indent="0.2354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222"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223" style:parent-style-name="ListParagraph" style:family="paragraph">
      <style:paragraph-properties fo:margin-bottom="0in" fo:line-height="100%"/>
    </style:style>
    <style:style style:name="T224"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225"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226"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227" style:parent-style-name="ListParagraph" style:family="paragraph">
      <style:paragraph-properties fo:margin-bottom="0in" fo:line-height="100%" fo:margin-left="0.74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228" style:parent-style-name="DefaultParagraphFont" style:family="text">
      <style:text-properties fo:font-weight="bold" style:font-weight-asian="bold"/>
    </style:style>
    <style:style style:name="P229" style:parent-style-name="Normal" style:family="paragraph">
      <style:paragraph-properties fo:margin-top="0.0694in" fo:margin-bottom="0.0694in" fo:line-height="100%" fo:margin-left="0.5in">
        <style:tab-stops/>
      </style:paragraph-properties>
    </style:style>
    <style:style style:name="T230"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231" style:parent-style-name="DefaultParagraphFont" style:family="text">
      <style:text-properties style:font-name="Times New Roman" style:font-name-asian="Times New Roman" fo:font-weight="bold" style:font-weight-asian="bold" fo:font-size="12pt" style:font-size-asian="12pt" style:font-size-complex="12pt" fo:language="en" fo:country="US" style:language-asian="fr" style:country-asian="FR"/>
    </style:style>
    <style:style style:name="T232"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233"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234" style:parent-style-name="Normal" style:family="paragraph">
      <style:paragraph-properties fo:margin-bottom="0in" fo:line-height="100%"/>
    </style:style>
    <style:style style:name="T235"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236"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237" style:parent-style-name="Normal" style:family="paragraph">
      <style:paragraph-properties fo:margin-bottom="0in" fo:line-height="100%" fo:margin-left="1.2395in" fo:text-indent="0.2354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238"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239"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240"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241" style:parent-style-name="DefaultParagraphFont" style:family="text">
      <style:text-properties style:font-name="Times New Roman" style:font-name-asian="Times New Roman" fo:font-size="12pt" style:font-size-asian="12pt" style:font-size-complex="12pt" fo:background-color="#FFFF00" fo:language="en" fo:country="US" style:language-asian="fr" style:country-asian="FR"/>
    </style:style>
    <style:style style:name="T242"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243" style:parent-style-name="Normal" style:family="paragraph">
      <style:paragraph-properties fo:margin-bottom="0in" fo:line-height="100%" fo:margin-left="1.2395in" fo:text-indent="0.2354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244"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245" style:parent-style-name="ListParagraph" style:family="paragraph">
      <style:paragraph-properties fo:margin-bottom="0in" fo:line-height="100%"/>
    </style:style>
    <style:style style:name="T246"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247"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248"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249" style:parent-style-name="ListParagraph" style:family="paragraph">
      <style:paragraph-properties fo:margin-bottom="0in" fo:line-height="100%" fo:margin-left="0.74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250" style:parent-style-name="Normal" style:family="paragraph">
      <style:paragraph-properties fo:margin-bottom="0in" fo:line-height="100%" fo:margin-left="0.5in">
        <style:tab-stops/>
      </style:paragraph-properties>
      <style:text-properties style:font-name="Courier New" style:font-name-asian="Times New Roman" style:font-name-complex="Courier New" fo:font-size="10pt" style:font-size-asian="10pt" style:font-size-complex="10pt" fo:language="en" fo:country="US" style:language-asian="fr" style:country-asian="FR"/>
    </style:style>
    <style:style style:name="T251" style:parent-style-name="DefaultParagraphFont" style:family="text">
      <style:text-properties fo:font-weight="bold" style:font-weight-asian="bold"/>
    </style:style>
    <style:style style:name="T252" style:parent-style-name="DefaultParagraphFont" style:family="text">
      <style:text-properties fo:font-weight="bold" style:font-weight-asian="bold"/>
    </style:style>
    <style:style style:name="T253" style:parent-style-name="DefaultParagraphFont" style:family="text">
      <style:text-properties fo:font-weight="bold" style:font-weight-asian="bold"/>
    </style:style>
    <style:style style:name="P254" style:parent-style-name="Normal" style:family="paragraph">
      <style:paragraph-properties fo:margin-top="0.0694in" fo:margin-bottom="0.0694in" fo:line-height="100%" fo:margin-left="0.5in">
        <style:tab-stops/>
      </style:paragraph-properties>
    </style:style>
    <style:style style:name="T255"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256"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T257"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258"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259"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260"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261"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262"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263"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264"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265" style:parent-style-name="Normal" style:family="paragraph">
      <style:paragraph-properties fo:margin-bottom="0in" fo:line-height="100%" fo:margin-left="1.2395in" fo:text-indent="0.2354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T266" style:parent-style-name="DefaultParagraphFont" style:family="text">
      <style:text-properties fo:font-weight="bold" style:font-weight-asian="bold"/>
    </style:style>
    <style:style style:name="T267" style:parent-style-name="DefaultParagraphFont" style:family="text">
      <style:text-properties style:font-name="Times New Roman"/>
    </style:style>
    <style:style style:name="T268" style:parent-style-name="DefaultParagraphFont" style:family="text">
      <style:text-properties fo:font-weight="bold" style:font-weight-asian="bold"/>
    </style:style>
    <style:style style:name="T269" style:parent-style-name="DefaultParagraphFont" style:family="text">
      <style:text-properties fo:font-weight="bold" style:font-weight-asian="bold"/>
    </style:style>
    <style:style style:name="P270" style:parent-style-name="Normal" style:family="paragraph">
      <style:paragraph-properties fo:margin-top="0.0694in" fo:margin-bottom="0.0694in" fo:line-height="100%" fo:margin-left="0.5in">
        <style:tab-stops/>
      </style:paragraph-properties>
    </style:style>
    <style:style style:name="T271"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272"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T273"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274"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275" style:parent-style-name="ListParagraph" style:family="paragraph">
      <style:paragraph-properties fo:margin-bottom="0.0694in" fo:line-height="100%" fo:margin-left="0.7402in" fo:text-indent="-0.2479in">
        <style:tab-stops/>
      </style:paragraph-properties>
    </style:style>
    <style:style style:name="T276"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277"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278" style:parent-style-name="DefaultParagraphFont" style:family="text">
      <style:text-properties style:font-name="Courier New" style:font-name-asian="Times New Roman" style:font-name-complex="Courier New" fo:font-size="10pt" style:font-size-asian="10pt" style:font-size-complex="10pt" fo:language="en" fo:country="US" style:language-asian="fr" style:country-asian="FR"/>
    </style:style>
    <style:style style:name="T27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280" style:parent-style-name="DefaultParagraphFont" style:family="text">
      <style:text-properties fo:font-weight="bold" style:font-weight-asian="bold"/>
    </style:style>
    <style:style style:name="T281" style:parent-style-name="DefaultParagraphFont" style:family="text">
      <style:text-properties fo:font-weight="bold" style:font-weight-asian="bold"/>
    </style:style>
    <style:style style:name="T282" style:parent-style-name="DefaultParagraphFont" style:family="text">
      <style:text-properties style:font-name="Times New Roman"/>
    </style:style>
    <style:style style:name="T283" style:parent-style-name="DefaultParagraphFont" style:family="text">
      <style:text-properties fo:font-weight="bold" style:font-weight-asian="bold"/>
    </style:style>
    <style:style style:name="P284"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285"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286"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28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288"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289" style:parent-style-name="DefaultParagraphFont" style:family="text">
      <style:text-properties style:font-name="Times New Roman" style:font-name-asian="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fr" style:country-asian="FR"/>
    </style:style>
    <style:style style:name="T290"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291"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292"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P293" style:parent-style-name="Normal" style:family="paragraph">
      <style:paragraph-properties fo:margin-bottom="0in" fo:line-height="100%" fo:margin-left="0.7479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294"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P295" style:parent-style-name="Normal" style:family="paragraph">
      <style:paragraph-properties fo:margin-bottom="0in" fo:line-height="100%" fo:margin-left="0.7479in" fo:text-indent="-0.2479in">
        <style:tab-stops>
          <style:tab-stop style:type="left" style:position="0.002in"/>
        </style:tab-stops>
      </style:paragraph-properties>
    </style:style>
    <style:style style:name="T296" style:parent-style-name="DefaultParagraphFont" style:family="text">
      <style:text-properties style:font-name="Courier New" style:font-name-asian="Times New Roman" style:font-name-complex="Courier New" fo:font-size="10pt" style:font-size-asian="10pt" style:font-size-complex="12pt" fo:language="en" fo:country="US" style:language-asian="fr" style:country-asian="FR"/>
    </style:style>
    <style:style style:name="T297" style:parent-style-name="DefaultParagraphFont" style:family="text">
      <style:text-properties style:font-name="Times New Roman" style:font-name-asian="Times New Roman" fo:font-size="10pt" style:font-size-asian="10pt" style:font-size-complex="12pt" fo:language="en" fo:country="US" style:language-asian="fr" style:country-asian="FR"/>
    </style:style>
    <style:style style:name="T298"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299" style:parent-style-name="Normal" style:family="paragraph">
      <style:paragraph-properties fo:margin-bottom="0in" fo:line-height="100%" fo:margin-left="1.2395in" fo:text-indent="0.2354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300" style:parent-style-name="Normal" style:family="paragraph">
      <style:paragraph-properties fo:margin-bottom="0in" fo:line-height="100%" fo:margin-left="0.4916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301" style:parent-style-name="ListParagraph" style:family="paragraph">
      <style:paragraph-properties fo:margin-bottom="0in" fo:line-height="100%"/>
    </style:style>
    <style:style style:name="T302"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T303"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304"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T305" style:parent-style-name="DefaultParagraphFont" style:family="text">
      <style:text-properties style:font-name="Times New Roman" style:font-name-asian="Times New Roman" style:font-weight-complex="bold" fo:font-size="12pt" style:font-size-asian="12pt" style:font-size-complex="12pt" fo:language="en" fo:country="US" style:language-asian="fr" style:country-asian="FR"/>
    </style:style>
    <style:style style:name="P306" style:parent-style-name="Normal" style:family="paragraph">
      <style:text-properties fo:language="en" fo:country="US" style:language-asian="fr" style:country-asian="FR"/>
    </style:style>
    <style:style style:name="T307" style:parent-style-name="DefaultParagraphFont" style:family="text">
      <style:text-properties fo:font-weight="bold" style:font-weight-asian="bold"/>
    </style:style>
    <style:style style:name="T308" style:parent-style-name="DefaultParagraphFont" style:family="text">
      <style:text-properties style:font-name="Times New Roman"/>
    </style:style>
    <style:style style:name="T309" style:parent-style-name="DefaultParagraphFont" style:family="text">
      <style:text-properties fo:font-weight="bold" style:font-weight-asian="bold"/>
    </style:style>
    <style:style style:name="P310" style:parent-style-name="Normal" style:family="paragraph">
      <style:paragraph-properties fo:margin-top="0.0694in" fo:margin-bottom="0.0694in" fo:line-height="100%" fo:margin-left="0.5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311" style:parent-style-name="Normal" style:family="paragraph">
      <style:paragraph-properties fo:margin-bottom="0in" fo:line-height="100%"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style:language-asian="fr" style:country-asian="FR"/>
    </style:style>
    <style:style style:name="P312" style:parent-style-name="ListParagraph" style:family="paragraph">
      <style:paragraph-properties fo:margin-bottom="0in" fo:line-height="100%"/>
    </style:style>
    <style:style style:name="T313"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314"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T315"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P316" style:parent-style-name="Normal" style:family="paragraph">
      <style:paragraph-properties fo:margin-bottom="0in" fo:line-height="100%" fo:margin-left="1.2395in" fo:text-indent="0.2354in">
        <style:tab-stops/>
      </style:paragraph-properties>
      <style:text-properties style:font-name="Times New Roman" style:font-name-asian="Times New Roman" fo:font-size="12pt" style:font-size-asian="12pt" style:font-size-complex="12pt" fo:language="en" fo:country="US" style:language-asian="fr" style:country-asian="FR"/>
    </style:style>
    <style:style style:name="P317" style:parent-style-name="Function" style:family="paragraph">
      <style:text-properties fo:font-weight="bold" style:font-weight-asian="bold"/>
    </style:style>
    <style:style style:name="P318" style:parent-style-name="Normal" style:family="paragraph">
      <style:paragraph-properties fo:margin-top="0.0694in" fo:margin-bottom="0.0694in" fo:line-height="100%" fo:margin-left="0.5in">
        <style:tab-stops/>
      </style:paragraph-properties>
    </style:style>
    <style:style style:name="T319"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320"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style:style style:name="T321" style:parent-style-name="DefaultParagraphFont" style:family="text">
      <style:text-properties style:font-name="Courier New" style:font-name-asian="Times New Roman" style:font-name-complex="Courier New" fo:color="#0000FF" fo:font-size="10pt" style:font-size-asian="10pt" style:font-size-complex="10pt" style:text-underline-type="single" style:text-underline-style="solid" style:text-underline-width="auto" style:text-underline-mode="continuous" fo:language="en" fo:country="US" style:language-asian="fr" style:country-asian="FR"/>
    </style:style>
    <style:style style:name="T322" style:parent-style-name="DefaultParagraphFont" style:family="text">
      <style:text-properties style:font-name="Times New Roman" style:font-name-asian="Times New Roman" fo:font-size="12pt" style:font-size-asian="12pt" style:font-size-complex="12pt" fo:language="en" fo:country="US" style:language-asian="fr" style:country-asian="FR"/>
    </style:style>
  </office:automatic-styles>
  <office:body>
    <office:text text:use-soft-page-breaks="true">
      <text:h text:style-name="P1" text:outline-level="1">The PdfFileReader Class</text:h>
      <text:p text:style-name="Function">class<text:s/><text:span text:style-name="T2">pypdf.PdfFileReader</text:span><text:s/>(stream, strict=True, warndest=None, overwriteWarnings=True)</text:p>
      <text:p text:style-name="P3">Initializes a read access object to a pdf file/stream object. This<text:s/>operation can take some time, as the PDF stream’s cross-reference tables are read into memory.</text:p>
      <text:p text:style-name="P4">Parameters :</text:p>
      <text:list text:style-name="LFO1" text:continue-numbering="true">
        <text:list-item>
          <text:p text:style-name="P5"><text:span text:style-name="T6">Stream</text:span><text:span text:style-name="T7"><text:s/>– A File object or an object that supports the standard read and seek methods similar to a File object.<text:s/></text:span></text:p>
        </text:list-item>
      </text:list>
      <text:p text:style-name="P8">Could also be a string representing<text:s/>a path to a PDF file (then the stream is automatically opened).</text:p>
      <text:list text:style-name="LFO1" text:continue-numbering="true">
        <text:list-item>
          <text:p text:style-name="P9"><text:span text:style-name="T10">strict</text:span><text:span text:style-name="T11"><text:s/>(</text:span><text:span text:style-name="T12">bool</text:span><text:span text:style-name="T13">) – Determines whether user should be warned of all problems and also causes some correctable problems to be fatal. Defaults to<text:s/></text:span><text:span text:style-name="T14">True</text:span><text:span text:style-name="T15">.</text:span></text:p>
        </text:list-item>
        <text:list-item>
          <text:p text:style-name="P16"><text:span text:style-name="T17">warndest</text:span><text:span text:style-name="T18"><text:s/>– Destination for logging warnings<text:s/></text:span><text:span text:style-name="T19">(defaults to<text:s/></text:span><text:span text:style-name="T20">sys.stderr</text:span><text:span text:style-name="T21">).</text:span></text:p>
        </text:list-item>
        <text:list-item>
          <text:p text:style-name="P22"><text:span text:style-name="T23">overwriteWarnings</text:span><text:span text:style-name="T24"><text:s/>(</text:span><text:span text:style-name="T25">bool</text:span><text:span text:style-name="T26">) – Determines whether to override Python’s<text:s/></text:span><text:span text:style-name="T27">warnings.py</text:span><text:span text:style-name="T28"><text:s/>module with a custom implementation (defaults to<text:s/></text:span><text:span text:style-name="T29">True</text:span><text:span text:style-name="T30">).</text:span></text:p>
        </text:list-item>
      </text:list>
      <text:p text:style-name="P31"/>
      <text:p text:style-name="P32"><text:bookmark-start text:name="decrypt"/></text:p>
      <text:p text:style-name="Function"><text:span text:style-name="T33">decrypt</text:span>(password)</text:p>
      <text:p text:style-name="also"><text:bookmark-end text:name="decrypt"/>(see also<text:s/><text:span text:style-name="T34"><text:bookmark-ref text:ref-name="is_encrypted" text:reference-format="text">is_encrypted</text:bookmark-ref></text:span>)</text:p>
      <text:p text:style-name="P35">When using an encrypted /<text:s/>secured PDF file with the PDF Standard encryption handler, this function will allow the file to be decrypted. It checks the given password against the document’s user password and owner password, and then stores the resulting decryption key if either password is correct.</text:p>
      <text:p text:style-name="P36">It does not matter which password was matched. Both passwords provide the correct decryption key that will allow the document to be used with this library.</text:p>
      <text:p text:style-name="P37">Parameters:</text:p>
      <text:list text:style-name="LFO2" text:continue-numbering="true">
        <text:list-item>
          <text:p text:style-name="P38"><text:span text:style-name="T39">password</text:span><text:span text:style-name="T40"><text:s/>(</text:span><text:span text:style-name="T41">str</text:span><text:span text:style-name="T42">) – The password to match.</text:span></text:p>
        </text:list-item>
      </text:list>
      <text:p text:style-name="P43">Returns:</text:p>
      <text:list text:style-name="LFO2" text:continue-numbering="true">
        <text:list-item>
          <text:p text:style-name="P44"><text:span text:style-name="T45">(</text:span><text:span text:style-name="T46">int</text:span><text:span text:style-name="T47">) – <text:s/></text:span><text:span text:style-name="T48">0</text:span><text:span text:style-name="T49"><text:s/>if the<text:s/></text:span><text:span text:style-name="T50">password failed,<text:s/></text:span><text:span text:style-name="T51">1</text:span><text:span text:style-name="T52"><text:s/>if the password matched the user password, and<text:s/></text:span><text:span text:style-name="T53">2</text:span><text:span text:style-name="T54"><text:s/>if the password matched the owner password.</text:span></text:p>
        </text:list-item>
      </text:list>
      <text:p text:style-name="P55">Raises:<text:s/></text:p>
      <text:list text:style-name="LFO2" text:continue-numbering="true">
        <text:list-item>
          <text:p text:style-name="P56"><text:span text:style-name="T57">NotImplementedError</text:span><text:span text:style-name="T58"><text:s/>–<text:s/></text:span><text:span text:style-name="T59">if document uses an unsupported encryption method.</text:span></text:p>
        </text:list-item>
      </text:list>
      <text:p text:style-name="P60"/>
      <text:p text:style-name="P61"> </text:p>
      <text:p text:style-name="Function"><text:span text:style-name="T62">get_permissions</text:span>():</text:p>
      <text:p text:style-name="P63"><text:s text:c="8"/>return the encoded permissions as in integer (negative).<text:s/></text:p>
      <text:p text:style-name="P64">Returns:</text:p>
      <text:list text:style-name="LFO2" text:continue-numbering="true">
        <text:list-item>
          <text:p text:style-name="P65"><text:span text:style-name="T66">(</text:span><text:span text:style-name="T67">int</text:span><text:span text:style-name="T68">) – <text:s/>permissions as defined in document. If no permissions are defined, -1(all permitted) is returned</text:span></text:p>
        </text:list-item>
      </text:list>
      <text:p text:style-name="P69">Raises:<text:s/></text:p>
      <text:list text:style-name="LFO2" text:continue-numbering="true">
        <text:list-item>
          <text:p text:style-name="P70"><text:span text:style-name="T71">PdfReadError</text:span><text:span text:style-name="T72"><text:s/>–<text:s/></text:span><text:span text:style-name="T73">if the document is encrypted and not yet decrypted.</text:span></text:p>
        </text:list-item>
      </text:list>
      <text:p text:style-name="P74"/>
      <text:p text:style-name="P75"/>
      <text:p text:style-name="Function"><text:span text:style-name="T76">decode</text:span><text:span text:style-name="T77">_permissions</text:span>():</text:p>
      <text:p text:style-name="P78"><text:s text:c="8"/>return the encoded permissions as a human readable string<text:s/></text:p>
      <text:p text:style-name="P79">Returns:</text:p>
      <text:list text:style-name="LFO2" text:continue-numbering="true">
        <text:list-item>
          <text:p text:style-name="P80"><text:span text:style-name="T81">(</text:span><text:span text:style-name="T82">string</text:span><text:span text:style-name="T83">) – <text:s/></text:span><text:span text:style-name="T84">0</text:span><text:span text:style-name="T85"><text:s/>substring of<text:s/></text:span><text:span text:style-name="T86"><text:s/>“can_print_high_res,can_print_low_res,can_modify,can_copy,can_annotate,can_fill,can_extract,can_assemble”</text:span></text:p>
        </text:list-item>
      </text:list>
      <text:p text:style-name="P87">Raises:<text:s/></text:p>
      <text:list text:style-name="LFO2" text:continue-numbering="true">
        <text:list-item>
          <text:p text:style-name="P88"><text:span text:style-name="T89">PdfReadError</text:span><text:span text:style-name="T90"><text:s/>–<text:s/></text:span><text:span text:style-name="T91">if the document is encrypted and not yet decrypted.</text:span></text:p>
        </text:list-item>
      </text:list>
      <text:p text:style-name="P92"/>
      <text:p text:style-name="P93">document_info</text:p>
      <text:p text:style-name="aka">(aka.<text:s/><text:span text:style-name="T94">DocumentInfo</text:span><text:s/>for compatibility, and<text:s/><text:span text:style-name="T95">get_document_info</text:span>() /<text:s/><text:span text:style-name="T96">getDocumentInfo</text:span>())<text:s/></text:p>
      <text:p text:style-name="P97"><text:span text:style-name="T98">Read-only property / function that accesses the<text:s/></text:span><text:a office:title="PyPDF2.PdfFileReader.getDocumentInfo" xlink:href="https://pythonhosted.org/PyPDF2/PdfFileReader.html#PyPDF2.PdfFileReader.getDocumentInfo" office:target-frame-name="_top" xlink:show="replace"><text:span text:style-name="T99">getDocumentInfo()</text:span></text:a><text:span text:style-name="T100"><text:s/>f</text:span><text:span text:style-name="T101">unction.Retrieves the PDF file’s document information dictionary, if it exists. Note that some PDF files use metadata streams instead of docinfo dictionaries, and these metadata streams will not be accessed by this function.</text:span></text:p>
      <text:p text:style-name="P102">Returns:</text:p>
      <text:list text:style-name="LFO2" text:continue-numbering="true">
        <text:list-item>
          <text:p text:style-name="P103"><text:a office:title="PyPDF2.pdf.DocumentInformation" xlink:href="https://pythonhosted.org/PyPDF2/DocumentInformation.html#PyPDF2.pdf.DocumentInformation" office:target-frame-name="_top" xlink:show="replace"><text:span text:style-name="T104">DocumentInformation</text:span></text:a><text:span text:style-name="T105"><text:s/>or<text:s/></text:span><text:span text:style-name="T106">None</text:span><text:span text:style-name="T107"><text:s/>if none exists.</text:span></text:p>
        </text:list-item>
      </text:list>
      <text:p text:style-name="P108"/>
      <text:p text:style-name="Function"><text:span text:style-name="T109">filepath</text:span></text:p>
      <text:p text:style-name="P110">Read-only property that return the file path.</text:p>
      <text:p text:style-name="P111">Returns:</text:p>
      <text:list text:style-name="LFO2" text:continue-numbering="true">
        <text:list-item>
          <text:p text:style-name="P112"><text:span text:style-name="T113">Str</text:span><text:span text:style-name="T114"><text:s/>or<text:s/></text:span><text:span text:style-name="T115">None</text:span><text:span text:style-name="T116"><text:s/>if object<text:s/></text:span><text:span text:style-name="T117">initiated from in-memory stream.</text:span></text:p>
        </text:list-item>
      </text:list>
      <text:p text:style-name="P118"/>
      <text:p text:style-name="Function"><text:span text:style-name="T119">get_destination_page_number</text:span><text:span text:style-name="T120">(destination)</text:span></text:p>
      <text:p text:style-name="aka">(aka.<text:s/><text:span text:style-name="T121">getDestinationPageNumber</text:span><text:s/>for compatibility)</text:p>
      <text:p text:style-name="P122">Retrieve page number of a given Destination object</text:p>
      <text:p text:style-name="P123">Parameters:</text:p>
      <text:list text:style-name="LFO2" text:continue-numbering="true">
        <text:list-item>
          <text:p text:style-name="P124"><text:span text:style-name="T125">destination</text:span><text:span text:style-name="T126"><text:s/>(</text:span><text:a office:title="PyPDF2.generic.Destination" xlink:href="https://pythonhosted.org/PyPDF2/Destination.html#PyPDF2.generic.Destination" office:target-frame-name="_top" xlink:show="replace"><text:span text:style-name="T127">Destination</text:span></text:a><text:span text:style-name="T128">) – The destination to get page number. Should be an instance of<text:s/></text:span><text:span text:style-name="T129">Destination</text:span></text:p>
        </text:list-item>
      </text:list>
      <text:p text:style-name="P130">Returns:</text:p>
      <text:list text:style-name="LFO2" text:continue-numbering="true">
        <text:list-item>
          <text:p text:style-name="P131"><text:span text:style-name="T132">(</text:span><text:span text:style-name="T133">int</text:span><text:span text:style-name="T134">) – <text:s/>the page number or -1 if pa</text:span><text:span text:style-name="T135">ge not found</text:span><text:span text:style-name="T136"><text:s/>Raises:<text:s/></text:span></text:p>
        </text:list-item>
      </text:list>
      <text:p text:style-name="P137"/>
      <text:p text:style-name="P138"/>
      <text:p text:style-name="Function"><text:span text:style-name="T139">get_fields</text:span>(tree=None, retval=None, fileobj=None)</text:p>
      <text:p text:style-name="aka">(aka<text:s/><text:span text:style-name="T140">getFields</text:span><text:s/>for compatibility)</text:p>
      <text:p text:style-name="P141"><text:span text:style-name="T142">Extracts field data if this PDF contains interactive form fields.<text:s/></text:span><text:span text:style-name="T143">The<text:s/></text:span><text:span text:style-name="T144">tree</text:span><text:span text:style-name="T145"><text:s/>and<text:s/></text:span><text:span text:style-name="T146">retval</text:span><text:span text:style-name="T147"><text:s/>parameters are for recursive use.</text:span></text:p>
      <text:p text:style-name="P148">Parameters :</text:p>
      <text:list text:style-name="LFO3" text:continue-numbering="true">
        <text:list-item>
          <text:p text:style-name="P149"><text:span text:style-name="T150">fileobj</text:span><text:span text:style-name="T151"><text:s/>– A file</text:span><text:span text:style-name="T152"><text:s/>object (usually a text file) to write a report to on all interactive form fields found.</text:span></text:p>
        </text:list-item>
      </text:list>
      <text:p text:style-name="P153">Returns :</text:p>
      <text:list text:style-name="LFO3" text:continue-numbering="true">
        <text:list-item>
          <text:p text:style-name="P154"><text:span text:style-name="T155">dict, or<text:s/></text:span><text:span text:style-name="T156">None.</text:span><text:span text:style-name="T157"><text:s/>A dictionary where each key is a field name, and each value is a<text:s/></text:span><text:a office:title="PyPDF2.generic.Field" xlink:href="https://pythonhosted.org/PyPDF2/Field.html#PyPDF2.generic.Field" office:target-frame-name="_top" xlink:show="replace"><text:span text:style-name="T158">Field</text:span></text:a><text:span text:style-name="T159"><text:s/>object. By default, the mapping name is used for keys.</text:span></text:p>
        </text:list-item>
      </text:list>
      <text:p text:style-name="P160"/>
      <text:p text:style-name="Function"><text:span text:style-name="T161">get_form_text_fields</text:span><text:span text:style-name="T162">()</text:span></text:p>
      <text:p text:style-name="aka">(aka getFormTextFields() for compatibility, form_text_fields/FormTextFields as readonly attribute)</text:p>
      <text:p text:style-name="P163">Retrieves form fields from the document<text:s/>with textual data (inputs, dropdowns)</text:p>
      <text:p text:style-name="P164"/>
      <text:p text:style-name="Function"><text:span text:style-name="T165">get_named_destinations</text:span>(tree=None, retval=None)</text:p>
      <text:p text:style-name="aka">(aka<text:s/><text:span text:style-name="T166">getNamedDestinations ()<text:s/></text:span>for compatibility,<text:s/><text:span text:style-name="T167">named_destination / namedDestinations</text:span><text:s/>as a readonly property)</text:p>
      <text:p text:style-name="P168">Retrieves the named destinations present in the document. Parameters are for recursion. Named destinations are entries, most of the time not listed, that provides tags to jump into the documents.<text:s/></text:p>
      <text:p text:style-name="P169">Those may also be used internally by pdf viewers. Do not mistake them with outlines.</text:p>
      <text:p text:style-name="P170">The array can also be accessed through the read-only property</text:p>
      <text:p text:style-name="P171">Parameters :</text:p>
      <text:list text:style-name="LFO3" text:continue-numbering="true">
        <text:list-item>
          <text:p text:style-name="P172"><text:span text:style-name="T173">Stream</text:span><text:span text:style-name="T174"><text:s/>– A File object or an object that supports the standard read and seek methods similar to a File object.<text:s/></text:span></text:p>
        </text:list-item>
      </text:list>
      <text:p text:style-name="P175">Could also be a string representing a path to a PDF file (then the stream is automatically opened).</text:p>
      <text:p text:style-name="P176">Returns :</text:p>
      <text:list text:style-name="LFO3" text:continue-numbering="true">
        <text:list-item>
          <text:p text:style-name="P177"><text:span text:style-name="T178">dictionary</text:span><text:span text:style-name="T179"><text:s/>or<text:s/></text:span><text:span text:style-name="T180">None.</text:span><text:span text:style-name="T181"><text:s/>A dictionary which maps names to Destinations</text:span><text:span text:style-name="T182">.</text:span><text:span text:style-name="T183"><text:line-break/></text:span></text:p>
        </text:list-item>
      </text:list>
      <text:p text:style-name="P184"/>
      <text:p text:style-name="Function"><text:span text:style-name="T185">num_pages</text:span></text:p>
      <text:p text:style-name="aka">(aka<text:s/><text:span text:style-name="T186">numPages, get_num_pages()/getNumPages()</text:span><text:s/>for compatibility)</text:p>
      <text:p text:style-name="P187">Returns the number of pages in this PDF file.</text:p>
      <text:p text:style-name="Function">Returns :</text:p>
      <text:list text:style-name="LFO3" text:continue-numbering="true">
        <text:list-item>
          <text:p text:style-name="P188">int – number of pages</text:p>
        </text:list-item>
      </text:list>
      <text:p text:style-name="P189"/>
      <text:p text:style-name="P190">Raises:<text:s/></text:p>
      <text:list text:style-name="LFO4" text:continue-numbering="true">
        <text:list-item>
          <text:p text:style-name="P191"><text:span text:style-name="T192">PdfReadError</text:span><text:span text:style-name="T193"><text:s/>– if<text:s/></text:span><text:span text:style-name="T194">file is encrypted and restrictions prevent this action</text:span></text:p>
        </text:list-item>
      </text:list>
      <text:p text:style-name="P195"/>
      <text:p text:style-name="Function"><text:span text:style-name="T196">get_outlines</text:span>(node=None, outlines=None)</text:p>
      <text:p text:style-name="aka">(aka getOutlines for compatibility)</text:p>
      <text:p text:style-name="P197">Retrieves the document outline present in the document. Outlines are the hierarchical list destination that is often considered as the summary of the pdf.</text:p>
      <text:p text:style-name="P198">Returns :</text:p>
      <text:list text:style-name="LFO3" text:continue-numbering="true">
        <text:list-item>
          <text:p text:style-name="P199"><text:span text:style-name="T200">a nested list of<text:s/></text:span><text:a office:title="PyPDF2.generic.Destination" xlink:href="https://pythonhosted.org/PyPDF2/Destination.html#PyPDF2.generic.Destination" office:target-frame-name="_top" xlink:show="replace"><text:span text:style-name="T201">Destinations</text:span></text:a><text:span text:style-name="T202"><text:s/></text:span></text:p>
        </text:list-item>
      </text:list>
      <text:p text:style-name="P203"/>
      <text:p text:style-name="P204"/>
      <text:p text:style-name="Function"><text:span text:style-name="T205">get_page</text:span>(pageNumber)</text:p>
      <text:p text:style-name="aka">(aka getPage() for<text:s/>compatibility,pages as a array property)</text:p>
      <text:p text:style-name="P206"><text:span text:style-name="T207">Retrieves a page by number from this PDF file.<text:s/></text:span><text:span text:style-name="T208">pages</text:span><text:span text:style-name="T209"><text:s/>provide access to the page through a array property</text:span></text:p>
      <text:p text:style-name="P210">Parameters :</text:p>
      <text:list text:style-name="LFO3" text:continue-numbering="true">
        <text:list-item>
          <text:p text:style-name="P211"><text:span text:style-name="T212">pageNumber (int) –<text:s/></text:span><text:span text:style-name="T213">The page number to retrieve (pages begin at zero)</text:span></text:p>
        </text:list-item>
      </text:list>
      <text:p text:style-name="P214"/>
      <text:p text:style-name="P215">Returns :</text:p>
      <text:list text:style-name="LFO3" text:continue-numbering="true">
        <text:list-item>
          <text:p text:style-name="P216"><text:span text:style-name="T217">A<text:s/></text:span><text:span text:style-name="T218">pageObject</text:span><text:span text:style-name="T219"><text:s/></text:span><text:span text:style-name="T220">instance</text:span></text:p>
        </text:list-item>
      </text:list>
      <text:p text:style-name="P221"/>
      <text:p text:style-name="P222">Raises:<text:s/></text:p>
      <text:list text:style-name="LFO4" text:continue-numbering="true">
        <text:list-item>
          <text:p text:style-name="P223"><text:span text:style-name="T224">IndexError</text:span><text:span text:style-name="T225"><text:s/>–<text:s/></text:span><text:span text:style-name="T226">if pageNumber is out of range</text:span></text:p>
        </text:list-item>
      </text:list>
      <text:p text:style-name="P227"/>
      <text:p text:style-name="Function"><text:span text:style-name="T228">get_page_label</text:span>(pageNumber)</text:p>
      <text:p text:style-name="aka">(aka getPage() for compatibility,pages as a array property)</text:p>
      <text:p text:style-name="P229"><text:span text:style-name="T230">Retrieves a page by number from this PDF file.<text:s/></text:span><text:span text:style-name="T231">pages</text:span><text:span text:style-name="T232"><text:s/>provide access to the page through a array property</text:span></text:p>
      <text:p text:style-name="P233">Parameters :</text:p>
      <text:list text:style-name="LFO1" text:continue-numbering="true">
        <text:list-item>
          <text:p text:style-name="P234"><text:span text:style-name="T235">pageNumber (int) –<text:s/></text:span><text:span text:style-name="T236">The page number to retrieve (pages begin at zero)</text:span></text:p>
        </text:list-item>
      </text:list>
      <text:p text:style-name="P237"/>
      <text:p text:style-name="P238">Returns :</text:p>
      <text:list text:style-name="LFO1" text:continue-numbering="true">
        <text:list-item>
          <text:p text:style-name="P239"><text:span text:style-name="T240">A<text:s/></text:span><text:span text:style-name="T241">pageObject</text:span><text:span text:style-name="T242"><text:s/>instance</text:span></text:p>
        </text:list-item>
      </text:list>
      <text:p text:style-name="P243"/>
      <text:p text:style-name="P244">Raises:<text:s/></text:p>
      <text:list text:style-name="LFO2" text:continue-numbering="true">
        <text:list-item>
          <text:p text:style-name="P245"><text:span text:style-name="T246">IndexError</text:span><text:span text:style-name="T247"><text:s/>–<text:s/></text:span><text:span text:style-name="T248">if pageNumber is out of range</text:span></text:p>
        </text:list-item>
      </text:list>
      <text:p text:style-name="P249"/>
      <text:p text:style-name="P250"/>
      <text:p text:style-name="Function"><text:span text:style-name="T251">get_page_layout</text:span>()</text:p>
      <text:p text:style-name="aka">(aka<text:s/><text:span text:style-name="T252">getPageLayout</text:span>() for compatibility,<text:s/><text:span text:style-name="T253">page_layout/pageLayout</text:span><text:s/>as a<text:s/>readonly attribute)</text:p>
      <text:p text:style-name="P254"><text:span text:style-name="T255">Get the page layout. See<text:s/></text:span><text:a office:title="PyPDF2.PdfFileWriter.setPageLayout" xlink:href="https://pythonhosted.org/PyPDF2/PdfFileWriter.html#PyPDF2.PdfFileWriter.setPageLayout" office:target-frame-name="_top" xlink:show="replace"><text:span text:style-name="T256">setPageLayout()</text:span></text:a><text:span text:style-name="T257"><text:s/>for a description of valid layouts.</text:span></text:p>
      <text:p text:style-name="P258">Returns :</text:p>
      <text:list text:style-name="LFO3" text:continue-numbering="true">
        <text:list-item>
          <text:p text:style-name="P259"><text:span text:style-name="T260">str</text:span><text:span text:style-name="T261">,<text:s/></text:span><text:span text:style-name="T262">N</text:span><text:span text:style-name="T263">one</text:span><text:span text:style-name="T264"><text:s/>if not specified. Return the page Layout.<text:s/></text:span></text:p>
        </text:list-item>
      </text:list>
      <text:p text:style-name="P265"/>
      <text:p text:style-name="Function"><text:span text:style-name="T266">get_page_mode</text:span><text:span text:style-name="T267">()</text:span></text:p>
      <text:p text:style-name="aka">(aka<text:s/><text:span text:style-name="T268">getPageMode</text:span>() for compatibility ,<text:s/><text:span text:style-name="T269">page_mode/pageMode</text:span><text:s/>as a readonly attribute)</text:p>
      <text:p text:style-name="P270"><text:span text:style-name="T271">Get the page mode. See<text:s/></text:span><text:a office:title="PyPDF2.PdfFileWriter.setPageMode" xlink:href="https://pythonhosted.org/PyPDF2/PdfFileWriter.html#PyPDF2.PdfFileWriter.setPageMode" office:target-frame-name="_top" xlink:show="replace"><text:span text:style-name="T272">setPageMode()</text:span></text:a><text:span text:style-name="T273"><text:s/>for a description of valid modes.</text:span></text:p>
      <text:p text:style-name="P274">Returns :</text:p>
      <text:list text:style-name="LFO4" text:continue-numbering="true">
        <text:list-item>
          <text:p text:style-name="P275"><text:span text:style-name="T276">str</text:span><text:span text:style-name="T277">,<text:s/></text:span><text:span text:style-name="T278">None</text:span><text:span text:style-name="T279"><text:s/>if not specified. Return the page Mode.</text:span></text:p>
        </text:list-item>
      </text:list>
      <text:p text:style-name="Function"><text:span text:style-name="T280">get_page_nu</text:span><text:span text:style-name="T281">mber</text:span><text:span text:style-name="T282">(page)</text:span></text:p>
      <text:p text:style-name="aka">(aka<text:s/><text:span text:style-name="T283">getPageNumber</text:span>() for compatibility)</text:p>
      <text:p text:style-name="P284">Retrieve page number of a given PageObject</text:p>
      <text:p text:style-name="P285">Parameters :</text:p>
      <text:list text:style-name="LFO3" text:continue-numbering="true">
        <text:list-item>
          <text:p text:style-name="P286"><text:span text:style-name="T287">page</text:span><text:span text:style-name="T288"><text:s/>(</text:span><text:a office:title="PyPDF2.pdf.PageObject" xlink:href="https://pythonhosted.org/PyPDF2/PageObject.html#PyPDF2.pdf.PageObject" office:target-frame-name="_top" xlink:show="replace"><text:span text:style-name="T289">PageObject</text:span></text:a><text:span text:style-name="T290">) – The page to get</text:span><text:span text:style-name="T291"><text:s/>page number. Should be an instance of<text:s/></text:span><text:a office:title="PyPDF2.pdf.PageObject" xlink:href="https://pythonhosted.org/PyPDF2/PageObject.html#PyPDF2.pdf.PageObject" office:target-frame-name="_top" xlink:show="replace"><text:span text:style-name="T292">PageObject</text:span></text:a></text:p>
        </text:list-item>
      </text:list>
      <text:p text:style-name="P293"/>
      <text:p text:style-name="P294">Returns :</text:p>
      <text:list text:style-name="LFO3" text:continue-numbering="true">
        <text:list-item>
          <text:p text:style-name="P295"><text:span text:style-name="T296">int</text:span><text:span text:style-name="T297"><text:s text:c="2"/></text:span><text:span text:style-name="T298">- the page number or -1 if page not found</text:span></text:p>
        </text:list-item>
      </text:list>
      <text:p text:style-name="P299"/>
      <text:p text:style-name="P300">Raises:<text:s/></text:p>
      <text:list text:style-name="LFO5" text:continue-numbering="true">
        <text:list-item>
          <text:p text:style-name="P301"><text:span text:style-name="T302">NotImplementedError</text:span><text:span text:style-name="T303"><text:s/>–<text:s/></text:span><text:span text:style-name="T304">if</text:span><text:span text:style-name="T305"><text:s/>document uses an unsupported encryption method.</text:span></text:p>
        </text:list-item>
      </text:list>
      <text:p text:style-name="P306"/>
      <text:p text:style-name="Function"><text:span text:style-name="T307">get_xmp_metadata</text:span><text:span text:style-name="T308">()</text:span></text:p>
      <text:p text:style-name="aka">(aka<text:s/><text:span text:style-name="T309">getXmpMetadata</text:span>() for compatibility,</text:p>
      <text:p text:style-name="P310">Retrieves XMP (Extensible Metadata Platform) data from the PDF document root.</text:p>
      <text:p text:style-name="P311">Returns :</text:p>
      <text:list text:style-name="LFO3" text:continue-numbering="true">
        <text:list-item>
          <text:p text:style-name="P312"><text:span text:style-name="T313">a<text:s/></text:span><text:a office:title="PyPDF2.xmp.XmpInformation" xlink:href="https://pythonhosted.org/PyPDF2/XmpInformation.html#PyPDF2.xmp.XmpInformation" office:target-frame-name="_top" xlink:show="replace"><text:span text:style-name="T314">XmpInformation</text:span></text:a><text:span text:style-name="T315"><text:s/>instance that can be used to access XMP metadata from the document.</text:span></text:p>
        </text:list-item>
      </text:list>
      <text:p text:style-name="P316"/>
      <text:p text:style-name="P317"><text:bookmark-start text:name="is_encrypted"/>is_encrypted<text:bookmark-end text:name="is_encrypted"/></text:p>
      <text:p text:style-name="aka">(aka. isEncrypted for compatibility)</text:p>
      <text:p text:style-name="P318"><text:span text:style-name="T319">Read-only boolean property showing whether this PDF<text:s/></text:span><text:span text:style-name="T320">file is encrypted. Note that this property, if true, will remain true even after the<text:s/></text:span><text:a office:title="PyPDF2.PdfFileReader.decrypt" xlink:href="https://pythonhosted.org/PyPDF2/PdfFileReader.html#PyPDF2.PdfFileReader.decrypt" office:target-frame-name="_top" xlink:show="replace"><text:span text:style-name="T321">decrypt()</text:span></text:a><text:span text:style-name="T322"><text:s/>method is call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fr" style:country-asian="FR"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style:style>
    <style:style style:name="Emphasis" style:display-name="Emphasis" style:family="text" style:parent-style-name="DefaultParagraphFont">
      <style:text-properties fo:font-style="italic" style:font-style-asian="italic" style:font-style-complex="italic"/>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sig-paren" style:display-name="sig-paren"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Strong" style:display-name="Strong" style:family="text" style:parent-style-name="DefaultParagraphFont">
      <style:text-properties fo:font-weight="bold" style:font-weight-asian="bold" style:font-weight-complex="bold"/>
    </style:style>
    <style:style style:name="pre" style:display-name="pre" style:family="text" style:parent-style-name="DefaultParagraphFont"/>
    <style:style style:name="aka" style:display-name="aka" style:family="paragraph" style:parent-style-name="Normal">
      <style:paragraph-properties fo:margin-bottom="0in" fo:line-height="100%"/>
      <style:text-properties style:font-name="Times New Roman" style:font-name-asian="Times New Roman" fo:color="#ED7D31" fo:font-size="12pt" style:font-size-asian="12pt" style:font-size-complex="12pt" fo:language="en" fo:country="US" style:language-asian="fr" style:country-asian="FR" fo:hyphenate="false"/>
    </style:style>
    <style:style style:name="Function" style:display-name="Function" style:family="paragraph" style:parent-style-name="Normal">
      <style:paragraph-properties fo:margin-bottom="0in" fo:line-height="100%"/>
      <style:text-properties style:font-name="Courier New" style:font-name-asian="Times New Roman" fo:font-style="italic" style:font-style-asian="italic" style:font-style-complex="italic" fo:color="#0070C0" fo:font-size="12pt" style:font-size-asian="12pt" style:font-size-complex="12pt" fo:language="en" fo:country="US" style:language-asian="fr" style:country-asian="FR" fo:hyphenate="false"/>
    </style:style>
    <style:style style:name="akaChar" style:display-name="aka Char" style:family="text" style:parent-style-name="DefaultParagraphFont">
      <style:text-properties style:font-name="Times New Roman" style:font-name-asian="Times New Roman" style:font-name-complex="Times New Roman" fo:color="#ED7D31" fo:font-size="12pt" style:font-size-asian="12pt" style:font-size-complex="12pt" fo:language="en" fo:country="US" style:language-asian="fr" style:country-asian="FR"/>
    </style:style>
    <style:style style:name="also" style:display-name="also" style:family="paragraph" style:parent-style-name="Normal">
      <style:paragraph-properties fo:margin-bottom="0in" fo:line-height="100%"/>
      <style:text-properties style:font-name="Times New Roman" style:font-name-asian="Times New Roman" fo:color="#ED7D31" fo:font-size="12pt" style:font-size-asian="12pt" style:font-size-complex="12pt" fo:language="en" fo:country="US" style:language-asian="fr" style:country-asian="FR" fo:hyphenate="false"/>
    </style:style>
    <style:style style:name="FunctionChar" style:display-name="Function Char" style:family="text" style:parent-style-name="DefaultParagraphFont">
      <style:text-properties style:font-name="Courier New" style:font-name-asian="Times New Roman" style:font-name-complex="Times New Roman" fo:font-style="italic" style:font-style-asian="italic" style:font-style-complex="italic" fo:color="#0070C0" fo:font-size="12pt" style:font-size-asian="12pt" style:font-size-complex="12pt" fo:language="en" fo:country="US" style:language-asian="fr" style:country-asian="FR"/>
    </style:style>
    <style:style style:name="ListParagraph" style:display-name="List Paragraph" style:family="paragraph" style:parent-style-name="Normal">
      <style:paragraph-properties fo:margin-left="0.5in">
        <style:tab-stops/>
      </style:paragraph-properties>
      <style:text-properties fo:hyphenate="false"/>
    </style:style>
    <style:style style:name="alsoChar" style:display-name="also Char" style:family="text" style:parent-style-name="DefaultParagraphFont">
      <style:text-properties style:font-name="Times New Roman" style:font-name-asian="Times New Roman" style:font-name-complex="Times New Roman" fo:color="#ED7D31" fo:font-size="12pt" style:font-size-asian="12pt" style:font-size-complex="12pt" fo:language="en" fo:country="US" style:language-asian="fr" style:country-asian="F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1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1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3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3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5">
      <text:list-level-style-bullet text:level="1" text:style-name="WW_CharLFO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5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5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5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ristophe DAVID</meta:initial-creator>
    <dc:creator>Christophe DAVID</dc:creator>
    <meta:creation-date>2020-07-15T07:14:00Z</meta:creation-date>
    <dc:date>2020-08-20T21:27:00Z</dc:date>
    <meta:template xlink:href="Normal.dotm" xlink:type="simple"/>
    <meta:editing-cycles>3</meta:editing-cycles>
    <meta:editing-duration>PT89820S</meta:editing-duration>
    <meta:document-statistic meta:page-count="1" meta:paragraph-count="16" meta:word-count="1308" meta:character-count="8491" meta:row-count="59" meta:non-whitespace-character-count="7199"/>
  </office:meta>
</office:document-meta>
</file>